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60000031309F884886A06E1ED.png" manifest:media-type="image/png"/>
  <manifest:file-entry manifest:full-path="Pictures/100000010000020D00000252BF379FC6F207EB85.png" manifest:media-type="image/png"/>
  <manifest:file-entry manifest:full-path="Pictures/1000000100000324000003225D28AEF6DEE29CA3.png" manifest:media-type="image/png"/>
  <manifest:file-entry manifest:full-path="Pictures/1000000100000315000002FFE24AF844018F553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f21" officeooo:paragraph-rsid="001c4f21"/>
    </style:style>
    <style:style style:name="P2" style:family="paragraph" style:parent-style-name="Standard">
      <style:text-properties officeooo:rsid="001dfe9d" officeooo:paragraph-rsid="001dfe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1.713cm" svg:y="1.64cm" svg:width="13.892cm" svg:height="15.718cm" draw:z-index="0"><draw:image xlink:href="Pictures/100000010000020D00000252BF379FC6F207EB85.png" xlink:type="simple" xlink:show="embed" xlink:actuate="onLoad" draw:mime-type="image/png"/></draw:frame>Eduardo Corpa del Álamo</text:p>
      <text:p text:style-name="P1"/>
      <text:p text:style-name="P2">1.La comparación códig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2. Depuración código.</text:p>
      <text:p text:style-name="P2"/>
      <text:p text:style-name="P2"><draw:frame draw:style-name="fr2" draw:name="Imagen2" text:anchor-type="char" svg:width="17cm" svg:height="16.958cm" draw:z-index="1"><draw:image xlink:href="Pictures/1000000100000324000003225D28AEF6DEE29CA3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n3" text:anchor-type="char" svg:width="17cm" svg:height="16.933cm" draw:z-index="2"><draw:image xlink:href="Pictures/10000001000003160000031309F884886A06E1ED.png" xlink:type="simple" xlink:show="embed" xlink:actuate="onLoad" draw:mime-type="image/png"/></draw:frame><text:soft-page-break/></text:p>
      <text:p text:style-name="P2"><draw:frame draw:style-name="fr1" draw:name="Imagen4" text:anchor-type="char" svg:x="0.026cm" svg:y="0.129cm" svg:width="17cm" svg:height="16.526cm" draw:z-index="3"><draw:image xlink:href="Pictures/1000000100000315000002FFE24AF844018F553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09:59:35.203000000</meta:creation-date>
    <dc:date>2022-09-29T10:17:51.651000000</dc:date>
    <meta:editing-duration>PT14M9S</meta:editing-duration>
    <meta:editing-cycles>3</meta:editing-cycles>
    <meta:generator>LibreOffice/7.4.1.2$Windows_X86_64 LibreOffice_project/3c58a8f3a960df8bc8fd77b461821e42c061c5f0</meta:generator>
    <meta:document-statistic meta:table-count="0" meta:image-count="4" meta:object-count="0" meta:page-count="4" meta:paragraph-count="3" meta:word-count="10" meta:character-count="67" meta:non-whitespace-character-count="60"/>
  </office:meta>
</office:document-meta>
</file>